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돋움" svg:font-family="돋움"/>
    <style:font-face style:name="바탕체" svg:font-family="바탕체"/>
    <style:font-face style:name="Calibri" svg:font-family="Calibri"/>
    <style:font-face style:name="맑은 고딕" svg:font-family="&quot;맑은 고딕&quot;"/>
    <style:font-face style:name="굴림체" svg:font-family="굴림체"/>
    <style:font-face style:name="맑은 고딕1" svg:font-family="&quot;맑은 고딕1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_50641__49472__47928__49436__54364__51456__40__49464__47196__41_" style:data-style-name="N48">
      <style:table-cell-properties style:vertical-align="middle" fo:background-color="transparent"/>
      <style:text-properties style:font-name="굴림체" style:font-name-asian="굴림체" style:font-name-complex="굴림체" fo:font-size="11pt" style:font-size-asian="11pt" style:font-size-complex="11pt" style:font-family-generic="swiss"/>
    </style:style>
    <style:style style:name="ce3" style:family="table-cell" style:parent-style-name="_54364__51456___50641__49472__47928__49436__54364__51456__40__49464__47196__41_" style:data-style-name="N48">
      <style:table-cell-properties fo:border-top="none" fo:border-bottom="thin solid #C0C0C0" fo:border-left="none" fo:border-right="none" style:vertical-align="middle" fo:background-color="transparent"/>
      <style:text-properties style:font-name="굴림체" style:font-name-asian="굴림체" style:font-name-complex="굴림체" fo:font-size="11pt" style:font-size-asian="11pt" style:font-size-complex="11pt" style:font-family-generic="swiss"/>
    </style:style>
    <style:style style:name="ce4" style:family="table-cell" style:parent-style-name="_54364__51456___50641__49472__47928__49436__54364__51456__40__49464__47196__41_" style:data-style-name="N48">
      <style:table-cell-properties fo:border-top="thin solid #C0C0C0" fo:border-bottom="none" fo:border-left="none" fo:border-right="none" style:vertical-align="middle" fo:background-color="transparent"/>
      <style:text-properties style:font-name="굴림체" style:font-name-asian="굴림체" style:font-name-complex="굴림체" fo:font-size="26pt" style:font-size-asian="26pt" style:font-size-complex="26pt" fo:font-weight="bold" style:font-weight-asian="bold" style:font-weight-complex="bold" style:font-family-generic="swiss"/>
    </style:style>
    <style:style style:name="ce5" style:family="table-cell" style:parent-style-name="_54364__51456___50641__49472__47928__49436__54364__51456__40__49464__47196__41_" style:data-style-name="N48">
      <style:table-cell-properties fo:border-top="thin solid #C0C0C0" fo:border-bottom="none" fo:border-left="none" fo:border-right="none" style:vertical-align="middle" fo:background-color="transparent"/>
      <style:text-properties style:font-name="굴림체" style:font-name-asian="굴림체" style:font-name-complex="굴림체" fo:font-size="11pt" style:font-size-asian="11pt" style:font-size-complex="11pt" style:font-family-generic="swiss"/>
    </style:style>
    <style:style style:name="ce6" style:family="table-cell" style:parent-style-name="_54364__51456___50641__49472__47928__49436__54364__51456__40__49464__47196__41_" style:data-style-name="N48">
      <style:table-cell-properties style:vertical-align="middle" fo:background-color="transparent"/>
      <style:text-properties style:font-name="굴림체" style:font-name-asian="굴림체" style:font-name-complex="굴림체" fo:font-size="26pt" style:font-size-asian="26pt" style:font-size-complex="26pt" fo:font-weight="bold" style:font-weight-asian="bold" style:font-weight-complex="bold" style:font-family-generic="swiss"/>
    </style:style>
    <style:style style:name="ce7" style:family="table-cell" style:parent-style-name="_54364__51456___50641__49472__47928__49436__54364__51456__40__49464__47196__41_" style:data-style-name="N48">
      <style:table-cell-properties style:vertical-align="automatic" fo:background-color="transparent"/>
      <style:text-properties style:font-name="굴림체" style:font-name-asian="굴림체" style:font-name-complex="굴림체" fo:font-size="16pt" style:font-size-asian="16pt" style:font-size-complex="16pt" fo:font-weight="bold" style:font-weight-asian="bold" style:font-weight-complex="bold" style:font-family-generic="swiss"/>
    </style:style>
    <style:style style:name="ce8" style:family="table-cell" style:parent-style-name="_54364__51456___50641__49472__47928__49436__54364__51456__40__49464__47196__41_" style:data-style-name="N48">
      <style:table-cell-properties style:vertical-align="middle" fo:background-color="transparent"/>
      <style:text-properties style:font-name="굴림체" style:font-name-asian="굴림체" style:font-name-complex="굴림체" fo:font-size="14pt" style:font-size-asian="14pt" style:font-size-complex="14pt" style:font-family-generic="swiss"/>
    </style:style>
    <style:style style:name="ce9" style:family="table-cell" style:parent-style-name="_54364__51456___50641__49472__47928__49436__54364__51456__40__49464__47196__41_" style:data-style-name="N48">
      <style:table-cell-properties style:vertical-align="middle" fo:background-color="#CCCCFF"/>
      <style:text-properties style:font-name="굴림체" style:font-name-asian="굴림체" style:font-name-complex="굴림체" fo:font-size="11pt" style:font-size-asian="11pt" style:font-size-complex="11pt" style:font-family-generic="swiss"/>
    </style:style>
    <style:style style:name="ce10" style:family="table-cell" style:parent-style-name="_54364__51456___50641__49472__47928__49436__54364__51456__40__49464__47196__41_" style:data-style-name="N48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 style:font-family-generic="swiss"/>
    </style:style>
    <style:style style:name="ce11" style:family="table-cell" style:parent-style-name="_54364__51456___50641__49472__47928__49436__54364__51456__40__49464__47196__41_" style:data-style-name="N48">
      <style:table-cell-properties fo:border-top="thin solid #000000" fo:border-bottom="none" fo:border-left="thin solid #000000" fo:border-right="none" style:vertical-align="middle" fo:wrap-option="wrap" fo:background-color="#CCCCFF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 style:font-family-generic="swiss"/>
    </style:style>
    <style:style style:name="ce12" style:family="table-cell" style:parent-style-name="_54364__51456___50641__49472__47928__49436__54364__51456__40__49464__47196__41_" style:data-style-name="N48">
      <style:table-cell-properties fo:border-top="thin solid #000000" fo:border-bottom="thin solid #000000" fo:border-left="thin solid #000000" fo:border-right="none" style:vertical-align="middle" fo:wrap-option="wrap" fo:background-color="#CCCCFF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 style:font-family-generic="swiss"/>
    </style:style>
    <style:style style:name="ce13" style:family="table-cell" style:parent-style-name="_54364__51456___50641__49472__47928__49436__54364__51456__40__49464__47196__41_" style:data-style-name="N48">
      <style:table-cell-properties fo:border-top="none" fo:border-bottom="none" fo:border-left="thin solid #000000" fo:border-right="none" style:vertical-align="middle" fo:background-color="#CCCCFF"/>
      <style:text-properties style:font-name="굴림체" style:font-name-asian="굴림체" style:font-name-complex="굴림체" fo:font-size="11pt" style:font-size-asian="11pt" style:font-size-complex="11pt" style:font-family-generic="swiss"/>
    </style:style>
    <style:style style:name="ce14" style:family="table-cell" style:parent-style-name="_54364__51456___50641__49472__47928__49436__54364__51456__40__49464__47196__41_" style:data-style-name="N48">
      <style:table-cell-properties fo:border-top="thin solid #000000" fo:border-bottom="none" fo:border-left="thin solid #000000" fo:border-right="thin solid #000000" style:vertical-align="middle" fo:wrap-option="wrap" fo:background-color="#CCCCFF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 style:font-family-generic="swiss"/>
    </style:style>
    <style:style style:name="ce15" style:family="table-cell" style:parent-style-name="_54364__51456___50641__49472__47928__49436__54364__51456__40__49464__47196__41_" style:data-style-name="N48">
      <style:table-cell-properties fo:border-top="thin solid #000000" fo:border-bottom="none" fo:border-left="none" fo:border-right="none" style:vertical-align="middle" fo:background-color="#CCCCFF"/>
      <style:text-properties style:font-name="굴림체" style:font-name-asian="굴림체" style:font-name-complex="굴림체" fo:font-size="11pt" style:font-size-asian="11pt" style:font-size-complex="11pt" style:font-family-generic="swiss"/>
    </style:style>
    <style:style style:name="ce16" style:family="table-cell" style:parent-style-name="_54364__51456___50641__49472__47928__49436__54364__51456__40__49464__47196__41_" style:data-style-name="N48">
      <style:table-cell-properties style:vertical-align="middle" fo:background-color="#CCCCFF"/>
      <style:text-properties style:font-name="굴림체" style:font-name-asian="굴림체" style:font-name-complex="굴림체" fo:font-size="9pt" style:font-size-asian="9pt" style:font-size-complex="9pt" style:font-family-generic="swiss"/>
    </style:style>
    <style:style style:name="ce17" style:family="table-cell" style:parent-style-name="Excel_32_Built-in_32_Normal" style:data-style-name="N48">
      <style:table-cell-properties style:vertical-align="middle" fo:background-color="transparent"/>
      <style:text-properties style:font-name="맑은 고딕1" style:font-name-asian="맑은 고딕1" style:font-name-complex="맑은 고딕1" fo:font-size="11pt" style:font-size-asian="11pt" style:font-size-complex="11pt"/>
    </style:style>
    <style:style style:name="ce18" style:family="table-cell" style:parent-style-name="_54364__51456__32_2" style:data-style-name="N48">
      <style:table-cell-properties fo:border="thin solid #000000" style:vertical-align="middle" fo:background-color="#D3D3D3" style:repeat-content="false"/>
      <style:paragraph-properties fo:text-align="center"/>
      <style:text-properties style:font-name="맑은 고딕1" style:font-name-asian="맑은 고딕1" style:font-name-complex="맑은 고딕1" fo:font-size="11pt" style:font-size-asian="11pt" style:font-size-complex="11pt"/>
    </style:style>
    <style:style style:name="ce19" style:family="table-cell" style:parent-style-name="_54364__51456__32_2" style:data-style-name="N48">
      <style:table-cell-properties fo:border="thin solid #000000" style:vertical-align="automatic" fo:background-color="transparent" style:repeat-content="false"/>
      <style:paragraph-properties fo:text-align="center"/>
      <style:text-properties style:font-name="맑은 고딕1" style:font-name-asian="맑은 고딕1" style:font-name-complex="맑은 고딕1" fo:font-size="11pt" style:font-size-asian="11pt" style:font-size-complex="11pt"/>
    </style:style>
    <style:style style:name="ce20" style:family="table-cell" style:parent-style-name="Excel_32_Built-in_32_Normal" style:data-style-name="N48">
      <style:table-cell-properties fo:border="thin solid #000000" style:vertical-align="automatic" fo:background-color="transparent" style:repeat-content="false"/>
      <style:paragraph-properties fo:text-align="center"/>
      <style:text-properties style:font-name="맑은 고딕1" style:font-name-asian="맑은 고딕1" style:font-name-complex="맑은 고딕1" fo:font-size="11pt" style:font-size-asian="11pt" style:font-size-complex="11pt"/>
    </style:style>
    <style:style style:name="ce21" style:family="table-cell" style:parent-style-name="Excel_32_Built-in_32_Normal" style:data-style-name="N48">
      <style:table-cell-properties fo:border-top="none" fo:border-bottom="thin solid #000000" fo:border-left="none" fo:border-right="none" style:vertical-align="middle" fo:background-color="#D0CECE" style:repeat-content="false"/>
      <style:paragraph-properties fo:text-align="center"/>
      <style:text-properties style:font-name="맑은 고딕1" style:font-name-asian="맑은 고딕1" style:font-name-complex="맑은 고딕1" fo:font-size="11pt" style:font-size-asian="11pt" style:font-size-complex="11pt" fo:font-weight="bold" style:font-weight-asian="bold" style:font-weight-complex="bold"/>
    </style:style>
    <style:style style:name="ce22" style:family="table-cell" style:parent-style-name="_54364__51456__32_2" style:data-style-name="N48">
      <style:table-cell-properties fo:border="thin solid #000000" style:vertical-align="middle" fo:background-color="#D3D3D3" style:repeat-content="false"/>
      <style:paragraph-properties fo:text-align="center"/>
      <style:text-properties style:font-name="맑은 고딕1" style:font-name-asian="맑은 고딕1" style:font-name-complex="맑은 고딕1" fo:font-size="11pt" style:font-size-asian="11pt" style:font-size-complex="11pt"/>
    </style:style>
    <style:style style:name="ce23" style:family="table-cell" style:parent-style-name="_54364__51456__32_2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1" style:font-name-asian="맑은 고딕1" style:font-name-complex="맑은 고딕1" fo:font-size="11pt" style:font-size-asian="11pt" style:font-size-complex="11pt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8.7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9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2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표지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2" table:default-cell-style-name="ce2"/>
        <table:table-column table:style-name="co6" table:number-columns-repeated="15360" table:default-cell-style-name="ce1"/>
        <table:table-row table:number-rows-repeated="1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자료사전</text:p>
          </table:table-cell>
          <table:table-cell table:number-columns-repeated="3" table:style-name="ce5"/>
          <table:table-cell table:number-columns-repeated="16379"/>
        </table:table-row>
        <table:table-row table:style-name="ro2">
          <table:table-cell table:style-name="ce2"/>
          <table:table-cell office:value-type="string" table:style-name="ce6">
            <text:p>v 1.0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style-name="ro3">
          <table:table-cell table:style-name="ce2"/>
          <table:table-cell office:value-type="string" table:style-name="ce7">
            <text:p>병원 통합 관리 시스템</text:p>
          </table:table-cell>
          <table:table-cell table:number-columns-repeated="1022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style-name="ro4">
          <table:table-cell table:style-name="ce2"/>
          <table:table-cell office:value-type="string" table:style-name="ce8">
            <text:p>2023.04.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" table:style-name="ro1">
          <table:table-cell table:number-columns-repeated="1024" table:style-name="ce2"/>
          <table:table-cell table:number-columns-repeated="15360"/>
        </table:table-row>
        <table:table-row table:number-rows-repeated="3" table:style-name="ro1">
          <table:table-cell table:number-columns-repeated="8" table:style-name="ce9"/>
          <table:table-cell table:number-columns-repeated="16376"/>
        </table:table-row>
        <table:table-row table:style-name="ro5">
          <table:table-cell table:style-name="ce9"/>
          <table:table-cell office:value-type="string" table:style-name="ce10">
            <text:p>관 리 본 문 서</text:p>
          </table:table-cell>
          <table:table-cell office:value-type="string" table:style-name="ce10">
            <text:p>Controlled Copy</text:p>
          </table:table-cell>
          <table:table-cell table:number-columns-repeated="5" table:style-name="ce9"/>
          <table:table-cell table:number-columns-repeated="16376"/>
        </table:table-row>
        <table:table-row table:style-name="ro5">
          <table:table-cell table:style-name="ce9"/>
          <table:table-cell office:value-type="string" table:style-name="ce11">
            <text:p>문 서 관 리 번 호</text:p>
          </table:table-cell>
          <table:table-cell office:value-type="string" table:style-name="ce12">
            <text:p>BDH-A-008</text:p>
          </table:table-cell>
          <table:table-cell table:style-name="ce13"/>
          <table:table-cell table:number-columns-repeated="4" table:style-name="ce9"/>
          <table:table-cell table:number-columns-repeated="16376"/>
        </table:table-row>
        <table:table-row table:style-name="ro5">
          <table:table-cell table:style-name="ce9"/>
          <table:table-cell office:value-type="string" table:style-name="ce11">
            <text:p>작 <text:s text:c="4"/>성 <text:s text:c="4"/>자</text:p>
          </table:table-cell>
          <table:table-cell office:value-type="string" table:style-name="ce11">
            <text:p>김 지 연</text:p>
          </table:table-cell>
          <table:table-cell table:style-name="ce13"/>
          <table:table-cell table:number-columns-repeated="4" table:style-name="ce9"/>
          <table:table-cell table:number-columns-repeated="16376"/>
        </table:table-row>
        <table:table-row table:style-name="ro5">
          <table:table-cell table:style-name="ce9"/>
          <table:table-cell office:value-type="string" table:style-name="ce14">
            <text:p>보 <text:s text:c="11"/>안</text:p>
          </table:table-cell>
          <table:table-cell office:value-type="string" table:style-name="ce11">
            <text:p>대 <text:s text:c="4"/>외 <text:s text:c="4"/>비</text:p>
          </table:table-cell>
          <table:table-cell table:style-name="ce1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15"/>
          <table:table-cell table:number-columns-repeated="5" table:style-name="ce9"/>
          <table:table-cell table:number-columns-repeated="16376"/>
        </table:table-row>
        <table:table-row table:style-name="ro1">
          <table:table-cell table:number-columns-repeated="4" table:style-name="ce9"/>
          <table:table-cell office:value-type="string" table:style-name="ce16">
            <text:p>Copyright ⓒ 2009 Samsung SDS Co., Ltd. All rights reserved<text:s text:c="2"/></text:p>
          </table:table-cell>
          <table:table-cell table:number-columns-repeated="2" table:style-name="ce9"/>
          <table:table-cell table:style-name="ce16"/>
          <table:table-cell table:number-columns-repeated="16376"/>
        </table:table-row>
        <table:table-row table:style-name="ro1">
          <table:table-cell table:number-columns-repeated="8" table:style-name="ce9"/>
          <table:table-cell table:number-columns-repeated="16376"/>
        </table:table-row>
        <table:table-row table:style-name="ro6">
          <table:table-cell table:number-columns-repeated="8" table:style-name="ce9"/>
          <table:table-cell table:number-columns-repeated="16376"/>
        </table:table-row>
        <table:table-row table:number-rows-repeated="1048522" table:style-name="ro7">
          <table:table-cell table:number-columns-repeated="16384"/>
        </table:table-row>
      </table:table>
      <table:table table:name="단어사전" table:style-name="ta2"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number-columns-repeated="1019" table:default-cell-style-name="ce17"/>
        <table:table-column table:style-name="co6" table:number-columns-repeated="15360" table:default-cell-style-name="ce1"/>
        <table:table-row table:style-name="ro8">
          <table:table-cell office:value-type="string" table:number-columns-spanned="5" table:number-rows-spanned="1" table:style-name="ce21">
            <text:p>용어사전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22">
            <text:p>시스템명</text:p>
          </table:table-cell>
          <table:covered-table-cell/>
          <table:table-cell office:value-type="string" table:number-columns-spanned="3" table:number-rows-spanned="1" table:style-name="ce23">
            <text:p>그룹웨어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style-name="ce18">
            <text:p>NO</text:p>
          </table:table-cell>
          <table:table-cell office:value-type="string" table:style-name="ce18">
            <text:p>논리명</text:p>
          </table:table-cell>
          <table:table-cell office:value-type="string" table:style-name="ce18">
            <text:p>물리명</text:p>
          </table:table-cell>
          <table:table-cell office:value-type="string" table:style-name="ce18">
            <text:p>TYPE</text:p>
          </table:table-cell>
          <table:table-cell office:value-type="string" table:style-name="ce18">
            <text:p>설명</text:p>
          </table:table-cell>
          <table:table-cell table:number-columns-repeated="16379"/>
        </table:table-row>
        <table:table-row table:style-name="ro4">
          <table:table-cell office:value-type="float" office:value="1" table:style-name="ce19">
            <text:p>1</text:p>
          </table:table-cell>
          <table:table-cell office:value-type="string" table:style-name="ce20">
            <text:p>사원번호</text:p>
          </table:table-cell>
          <table:table-cell office:value-type="string" table:style-name="ce20">
            <text:p>EMP_ID</text:p>
          </table:table-cell>
          <table:table-cell table:style-name="ce20"/>
          <table:table-cell office:value-type="string" table:style-name="ce20">
            <text:p>시퀀스</text:p>
          </table:table-cell>
          <table:table-cell table:number-columns-repeated="16379"/>
        </table:table-row>
        <table:table-row table:style-name="ro4">
          <table:table-cell office:value-type="float" office:value="2" table:style-name="ce19">
            <text:p>2</text:p>
          </table:table-cell>
          <table:table-cell office:value-type="string" table:style-name="ce20">
            <text:p>비밀번호</text:p>
          </table:table-cell>
          <table:table-cell office:value-type="string" table:style-name="ce20">
            <text:p>EMP_PW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string" table:style-name="ce20">
            <text:p>이름</text:p>
          </table:table-cell>
          <table:table-cell office:value-type="string" table:style-name="ce20">
            <text:p>EMP_NAME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4" table:style-name="ce19">
            <text:p>4</text:p>
          </table:table-cell>
          <table:table-cell office:value-type="string" table:style-name="ce20">
            <text:p>주민등록번호1</text:p>
          </table:table-cell>
          <table:table-cell office:value-type="string" table:style-name="ce20">
            <text:p>EMP_REG1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string" table:style-name="ce20">
            <text:p>주민등록번호2</text:p>
          </table:table-cell>
          <table:table-cell office:value-type="string" table:style-name="ce20">
            <text:p>EMP_REG2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6" table:style-name="ce19">
            <text:p>6</text:p>
          </table:table-cell>
          <table:table-cell office:value-type="string" table:style-name="ce20">
            <text:p>연락처</text:p>
          </table:table-cell>
          <table:table-cell office:value-type="string" table:style-name="ce20">
            <text:p>EMP_PHONE</text:p>
          </table:table-cell>
          <table:table-cell table:style-name="ce20"/>
          <table:table-cell office:value-type="string" table:style-name="ce20">
            <text:p>하이픈 없이</text:p>
          </table:table-cell>
          <table:table-cell table:number-columns-repeated="16379"/>
        </table:table-row>
        <table:table-row table:style-name="ro4">
          <table:table-cell office:value-type="float" office:value="7" table:style-name="ce19">
            <text:p>7</text:p>
          </table:table-cell>
          <table:table-cell office:value-type="string" table:style-name="ce20">
            <text:p>이메일</text:p>
          </table:table-cell>
          <table:table-cell office:value-type="string" table:style-name="ce20">
            <text:p>EMP_MAIL</text:p>
          </table:table-cell>
          <table:table-cell table:style-name="ce20"/>
          <table:table-cell office:value-type="string" table:style-name="ce20">
            <text:p>카카오 주소 api 이용</text:p>
          </table:table-cell>
          <table:table-cell table:number-columns-repeated="16379"/>
        </table:table-row>
        <table:table-row table:style-name="ro4">
          <table:table-cell office:value-type="float" office:value="8" table:style-name="ce19">
            <text:p>8</text:p>
          </table:table-cell>
          <table:table-cell office:value-type="string" table:style-name="ce20">
            <text:p>직급</text:p>
          </table:table-cell>
          <table:table-cell office:value-type="string" table:style-name="ce20">
            <text:p>EMP_LVL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9" table:style-name="ce19">
            <text:p>9</text:p>
          </table:table-cell>
          <table:table-cell office:value-type="string" table:style-name="ce20">
            <text:p>부서</text:p>
          </table:table-cell>
          <table:table-cell office:value-type="string" table:style-name="ce20">
            <text:p>EMP_DEPT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0" table:style-name="ce19">
            <text:p>10</text:p>
          </table:table-cell>
          <table:table-cell office:value-type="string" table:style-name="ce20">
            <text:p>입사일</text:p>
          </table:table-cell>
          <table:table-cell office:value-type="string" table:style-name="ce20">
            <text:p>EMP_HIRE_DATE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1" table:style-name="ce19">
            <text:p>11</text:p>
          </table:table-cell>
          <table:table-cell office:value-type="string" table:style-name="ce20">
            <text:p>우편번호</text:p>
          </table:table-cell>
          <table:table-cell office:value-type="string" table:style-name="ce20">
            <text:p>EMP_ZIP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2" table:style-name="ce19">
            <text:p>12</text:p>
          </table:table-cell>
          <table:table-cell office:value-type="string" table:style-name="ce20">
            <text:p>주소</text:p>
          </table:table-cell>
          <table:table-cell office:value-type="string" table:style-name="ce20">
            <text:p>EMP_ADDR1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3" table:style-name="ce19">
            <text:p>13</text:p>
          </table:table-cell>
          <table:table-cell office:value-type="string" table:style-name="ce20">
            <text:p>상세주소</text:p>
          </table:table-cell>
          <table:table-cell office:value-type="string" table:style-name="ce20">
            <text:p>EMP_ADDR2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4" table:style-name="ce19">
            <text:p>14</text:p>
          </table:table-cell>
          <table:table-cell office:value-type="string" table:style-name="ce20">
            <text:p>한줄소개</text:p>
          </table:table-cell>
          <table:table-cell office:value-type="string" table:style-name="ce20">
            <text:p>EMP_BIO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5" table:style-name="ce19">
            <text:p>15</text:p>
          </table:table-cell>
          <table:table-cell office:value-type="string" table:style-name="ce20">
            <text:p>구분</text:p>
          </table:table-cell>
          <table:table-cell office:value-type="string" table:style-name="ce20">
            <text:p>EMP_DELYN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6" table:style-name="ce19">
            <text:p>16</text:p>
          </table:table-cell>
          <table:table-cell office:value-type="string" table:style-name="ce20">
            <text:p>연봉</text:p>
          </table:table-cell>
          <table:table-cell office:value-type="string" table:style-name="ce20">
            <text:p>EMP_SAL</text:p>
          </table:table-cell>
          <table:table-cell table:number-columns-repeated="2" table:style-name="ce20"/>
          <table:table-cell table:number-columns-repeated="16379"/>
        </table:table-row>
        <table:table-row table:style-name="ro4">
          <table:table-cell office:value-type="float" office:value="17" table:style-name="ce19">
            <text:p>1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" table:style-name="ce19">
            <text:p>1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" table:style-name="ce19">
            <text:p>1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" table:style-name="ce19">
            <text:p>2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" table:style-name="ce19">
            <text:p>2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" table:style-name="ce19">
            <text:p>2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" table:style-name="ce19">
            <text:p>2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" table:style-name="ce19">
            <text:p>2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" table:style-name="ce19">
            <text:p>2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" table:style-name="ce19">
            <text:p>2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" table:style-name="ce19">
            <text:p>2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" table:style-name="ce19">
            <text:p>2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9" table:style-name="ce19">
            <text:p>2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0" table:style-name="ce19">
            <text:p>3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1" table:style-name="ce19">
            <text:p>3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2" table:style-name="ce19">
            <text:p>3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3" table:style-name="ce19">
            <text:p>3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4" table:style-name="ce19">
            <text:p>3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5" table:style-name="ce19">
            <text:p>3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6" table:style-name="ce19">
            <text:p>3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7" table:style-name="ce19">
            <text:p>3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8" table:style-name="ce19">
            <text:p>3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39" table:style-name="ce19">
            <text:p>3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0" table:style-name="ce19">
            <text:p>4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1" table:style-name="ce19">
            <text:p>4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2" table:style-name="ce19">
            <text:p>4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3" table:style-name="ce19">
            <text:p>4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4" table:style-name="ce19">
            <text:p>4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5" table:style-name="ce19">
            <text:p>4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6" table:style-name="ce19">
            <text:p>4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7" table:style-name="ce19">
            <text:p>4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8" table:style-name="ce19">
            <text:p>4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49" table:style-name="ce19">
            <text:p>4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0" table:style-name="ce19">
            <text:p>5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1" table:style-name="ce19">
            <text:p>5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2" table:style-name="ce19">
            <text:p>5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3" table:style-name="ce19">
            <text:p>5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4" table:style-name="ce19">
            <text:p>5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5" table:style-name="ce19">
            <text:p>5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6" table:style-name="ce19">
            <text:p>5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7" table:style-name="ce19">
            <text:p>5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8" table:style-name="ce19">
            <text:p>5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59" table:style-name="ce19">
            <text:p>5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0" table:style-name="ce19">
            <text:p>6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1" table:style-name="ce19">
            <text:p>6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2" table:style-name="ce19">
            <text:p>6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3" table:style-name="ce19">
            <text:p>6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4" table:style-name="ce19">
            <text:p>6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5" table:style-name="ce19">
            <text:p>6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6" table:style-name="ce19">
            <text:p>6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7" table:style-name="ce19">
            <text:p>6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8" table:style-name="ce19">
            <text:p>6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69" table:style-name="ce19">
            <text:p>6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0" table:style-name="ce19">
            <text:p>7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1" table:style-name="ce19">
            <text:p>7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2" table:style-name="ce19">
            <text:p>7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3" table:style-name="ce19">
            <text:p>7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4" table:style-name="ce19">
            <text:p>7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5" table:style-name="ce19">
            <text:p>7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6" table:style-name="ce19">
            <text:p>7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7" table:style-name="ce19">
            <text:p>7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8" table:style-name="ce19">
            <text:p>7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79" table:style-name="ce19">
            <text:p>7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0" table:style-name="ce19">
            <text:p>8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1" table:style-name="ce19">
            <text:p>8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2" table:style-name="ce19">
            <text:p>8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3" table:style-name="ce19">
            <text:p>8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4" table:style-name="ce19">
            <text:p>8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5" table:style-name="ce19">
            <text:p>8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6" table:style-name="ce19">
            <text:p>8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7" table:style-name="ce19">
            <text:p>8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8" table:style-name="ce19">
            <text:p>8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89" table:style-name="ce19">
            <text:p>8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0" table:style-name="ce19">
            <text:p>9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1" table:style-name="ce19">
            <text:p>9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2" table:style-name="ce19">
            <text:p>9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3" table:style-name="ce19">
            <text:p>9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4" table:style-name="ce19">
            <text:p>9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5" table:style-name="ce19">
            <text:p>9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6" table:style-name="ce19">
            <text:p>9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7" table:style-name="ce19">
            <text:p>9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8" table:style-name="ce19">
            <text:p>9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99" table:style-name="ce19">
            <text:p>9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0" table:style-name="ce19">
            <text:p>10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1" table:style-name="ce19">
            <text:p>10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2" table:style-name="ce19">
            <text:p>10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3" table:style-name="ce19">
            <text:p>10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4" table:style-name="ce19">
            <text:p>10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5" table:style-name="ce19">
            <text:p>10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6" table:style-name="ce19">
            <text:p>10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7" table:style-name="ce19">
            <text:p>10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8" table:style-name="ce19">
            <text:p>10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09" table:style-name="ce19">
            <text:p>10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0" table:style-name="ce19">
            <text:p>11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1" table:style-name="ce19">
            <text:p>11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2" table:style-name="ce19">
            <text:p>11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3" table:style-name="ce19">
            <text:p>11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4" table:style-name="ce19">
            <text:p>11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5" table:style-name="ce19">
            <text:p>11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6" table:style-name="ce19">
            <text:p>11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7" table:style-name="ce19">
            <text:p>11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8" table:style-name="ce19">
            <text:p>11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19" table:style-name="ce19">
            <text:p>11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0" table:style-name="ce19">
            <text:p>12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1" table:style-name="ce19">
            <text:p>12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2" table:style-name="ce19">
            <text:p>12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3" table:style-name="ce19">
            <text:p>12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4" table:style-name="ce19">
            <text:p>12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5" table:style-name="ce19">
            <text:p>12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6" table:style-name="ce19">
            <text:p>12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7" table:style-name="ce19">
            <text:p>12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8" table:style-name="ce19">
            <text:p>12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29" table:style-name="ce19">
            <text:p>12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0" table:style-name="ce19">
            <text:p>13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1" table:style-name="ce19">
            <text:p>13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2" table:style-name="ce19">
            <text:p>13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3" table:style-name="ce19">
            <text:p>13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4" table:style-name="ce19">
            <text:p>13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5" table:style-name="ce19">
            <text:p>13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6" table:style-name="ce19">
            <text:p>13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7" table:style-name="ce19">
            <text:p>13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8" table:style-name="ce19">
            <text:p>13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39" table:style-name="ce19">
            <text:p>13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0" table:style-name="ce19">
            <text:p>14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1" table:style-name="ce19">
            <text:p>14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2" table:style-name="ce19">
            <text:p>14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3" table:style-name="ce19">
            <text:p>14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4" table:style-name="ce19">
            <text:p>14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5" table:style-name="ce19">
            <text:p>14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6" table:style-name="ce19">
            <text:p>14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7" table:style-name="ce19">
            <text:p>14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8" table:style-name="ce19">
            <text:p>14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49" table:style-name="ce19">
            <text:p>14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0" table:style-name="ce19">
            <text:p>15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1" table:style-name="ce19">
            <text:p>15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2" table:style-name="ce19">
            <text:p>15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3" table:style-name="ce19">
            <text:p>15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4" table:style-name="ce19">
            <text:p>15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5" table:style-name="ce19">
            <text:p>15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6" table:style-name="ce19">
            <text:p>15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7" table:style-name="ce19">
            <text:p>15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8" table:style-name="ce19">
            <text:p>15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59" table:style-name="ce19">
            <text:p>15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0" table:style-name="ce19">
            <text:p>16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1" table:style-name="ce19">
            <text:p>16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2" table:style-name="ce19">
            <text:p>16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3" table:style-name="ce19">
            <text:p>16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4" table:style-name="ce19">
            <text:p>16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5" table:style-name="ce19">
            <text:p>16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6" table:style-name="ce19">
            <text:p>16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7" table:style-name="ce19">
            <text:p>16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8" table:style-name="ce19">
            <text:p>16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69" table:style-name="ce19">
            <text:p>16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0" table:style-name="ce19">
            <text:p>17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1" table:style-name="ce19">
            <text:p>17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2" table:style-name="ce19">
            <text:p>17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3" table:style-name="ce19">
            <text:p>17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4" table:style-name="ce19">
            <text:p>17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5" table:style-name="ce19">
            <text:p>17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6" table:style-name="ce19">
            <text:p>17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7" table:style-name="ce19">
            <text:p>17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8" table:style-name="ce19">
            <text:p>17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79" table:style-name="ce19">
            <text:p>17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0" table:style-name="ce19">
            <text:p>18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1" table:style-name="ce19">
            <text:p>18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2" table:style-name="ce19">
            <text:p>18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3" table:style-name="ce19">
            <text:p>18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4" table:style-name="ce19">
            <text:p>18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5" table:style-name="ce19">
            <text:p>18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6" table:style-name="ce19">
            <text:p>18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7" table:style-name="ce19">
            <text:p>18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8" table:style-name="ce19">
            <text:p>18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89" table:style-name="ce19">
            <text:p>18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0" table:style-name="ce19">
            <text:p>19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1" table:style-name="ce19">
            <text:p>19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2" table:style-name="ce19">
            <text:p>19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3" table:style-name="ce19">
            <text:p>19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4" table:style-name="ce19">
            <text:p>19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5" table:style-name="ce19">
            <text:p>19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6" table:style-name="ce19">
            <text:p>19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7" table:style-name="ce19">
            <text:p>19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8" table:style-name="ce19">
            <text:p>19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199" table:style-name="ce19">
            <text:p>19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0" table:style-name="ce19">
            <text:p>20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1" table:style-name="ce19">
            <text:p>20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2" table:style-name="ce19">
            <text:p>20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3" table:style-name="ce19">
            <text:p>20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4" table:style-name="ce19">
            <text:p>20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5" table:style-name="ce19">
            <text:p>20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6" table:style-name="ce19">
            <text:p>20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7" table:style-name="ce19">
            <text:p>20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8" table:style-name="ce19">
            <text:p>20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09" table:style-name="ce19">
            <text:p>20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0" table:style-name="ce19">
            <text:p>21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1" table:style-name="ce19">
            <text:p>21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2" table:style-name="ce19">
            <text:p>21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3" table:style-name="ce19">
            <text:p>21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4" table:style-name="ce19">
            <text:p>21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5" table:style-name="ce19">
            <text:p>21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6" table:style-name="ce19">
            <text:p>21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7" table:style-name="ce19">
            <text:p>21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8" table:style-name="ce19">
            <text:p>21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19" table:style-name="ce19">
            <text:p>21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0" table:style-name="ce19">
            <text:p>22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1" table:style-name="ce19">
            <text:p>22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2" table:style-name="ce19">
            <text:p>22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3" table:style-name="ce19">
            <text:p>22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4" table:style-name="ce19">
            <text:p>22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5" table:style-name="ce19">
            <text:p>22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6" table:style-name="ce19">
            <text:p>22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7" table:style-name="ce19">
            <text:p>22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8" table:style-name="ce19">
            <text:p>22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29" table:style-name="ce19">
            <text:p>22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0" table:style-name="ce19">
            <text:p>23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1" table:style-name="ce19">
            <text:p>23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2" table:style-name="ce19">
            <text:p>23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3" table:style-name="ce19">
            <text:p>23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4" table:style-name="ce19">
            <text:p>23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5" table:style-name="ce19">
            <text:p>23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6" table:style-name="ce19">
            <text:p>23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7" table:style-name="ce19">
            <text:p>23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8" table:style-name="ce19">
            <text:p>23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39" table:style-name="ce19">
            <text:p>23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0" table:style-name="ce19">
            <text:p>24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1" table:style-name="ce19">
            <text:p>24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2" table:style-name="ce19">
            <text:p>24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3" table:style-name="ce19">
            <text:p>24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4" table:style-name="ce19">
            <text:p>24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5" table:style-name="ce19">
            <text:p>24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6" table:style-name="ce19">
            <text:p>24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7" table:style-name="ce19">
            <text:p>24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8" table:style-name="ce19">
            <text:p>24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49" table:style-name="ce19">
            <text:p>24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0" table:style-name="ce19">
            <text:p>25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1" table:style-name="ce19">
            <text:p>25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2" table:style-name="ce19">
            <text:p>25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3" table:style-name="ce19">
            <text:p>25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4" table:style-name="ce19">
            <text:p>25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5" table:style-name="ce19">
            <text:p>25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6" table:style-name="ce19">
            <text:p>25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7" table:style-name="ce19">
            <text:p>25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8" table:style-name="ce19">
            <text:p>25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59" table:style-name="ce19">
            <text:p>25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0" table:style-name="ce19">
            <text:p>26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1" table:style-name="ce19">
            <text:p>26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2" table:style-name="ce19">
            <text:p>26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3" table:style-name="ce19">
            <text:p>26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4" table:style-name="ce19">
            <text:p>26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5" table:style-name="ce19">
            <text:p>26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6" table:style-name="ce19">
            <text:p>26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7" table:style-name="ce19">
            <text:p>26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8" table:style-name="ce19">
            <text:p>26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69" table:style-name="ce19">
            <text:p>26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0" table:style-name="ce19">
            <text:p>27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1" table:style-name="ce19">
            <text:p>27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2" table:style-name="ce19">
            <text:p>27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3" table:style-name="ce19">
            <text:p>27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4" table:style-name="ce19">
            <text:p>27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5" table:style-name="ce19">
            <text:p>27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6" table:style-name="ce19">
            <text:p>27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7" table:style-name="ce19">
            <text:p>277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8" table:style-name="ce19">
            <text:p>278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79" table:style-name="ce19">
            <text:p>279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0" table:style-name="ce19">
            <text:p>280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1" table:style-name="ce19">
            <text:p>281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2" table:style-name="ce19">
            <text:p>282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3" table:style-name="ce19">
            <text:p>283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4" table:style-name="ce19">
            <text:p>284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5" table:style-name="ce19">
            <text:p>285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6" table:style-name="ce19">
            <text:p>286</text:p>
          </table:table-cell>
          <table:table-cell table:number-columns-repeated="4" table:style-name="ce20"/>
          <table:table-cell table:number-columns-repeated="16379"/>
        </table:table-row>
        <table:table-row table:style-name="ro4">
          <table:table-cell office:value-type="float" office:value="287" table:style-name="ce19">
            <text:p>287</text:p>
          </table:table-cell>
          <table:table-cell table:number-columns-repeated="4" table:style-name="ce20"/>
          <table:table-cell table:number-columns-repeated="16379"/>
        </table:table-row>
        <table:table-row table:number-rows-repeated="104828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돋움" svg:font-family="돋움"/>
    <style:font-face style:name="바탕체" svg:font-family="바탕체"/>
    <style:font-face style:name="Calibri" svg:font-family="Calibri"/>
    <style:font-face style:name="맑은 고딕" svg:font-family="&quot;맑은 고딕&quot;"/>
    <style:font-face style:name="굴림체" svg:font-family="굴림체"/>
    <style:font-face style:name="맑은 고딕1" svg:font-family="&quot;맑은 고딕1&quot;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49P0"/>
    </number:currency-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2pt" style:font-size-asian="12pt" style:font-size-complex="12pt"/>
    </style:style>
    <style:style style:name="_54364__51456__32_2" style:display-name="표준 2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54364__51456__32_3" style:display-name="표준 3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54364__51456___50641__49472__47928__49436__54364__51456__40__49464__47196__41_" style:display-name="표준_엑셀문서표준(세로)" style:family="table-cell" style:data-style-name="N48">
      <style:table-cell-properties style:vertical-align="automatic" fo:background-color="transparent"/>
      <style:text-properties style:font-name="바탕체" style:font-name-asian="바탕체" style:font-name-complex="바탕체" style:font-family-generic="roman"/>
    </style: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 fo:font-size="11pt" style:font-size-asian="11pt" style:font-size-complex="11p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7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Microsoft Office User</dc:creator>
    <dc:date>2024-08-29T00:34:55Z</dc:date>
  </office:meta>
</office:document-meta>
</file>